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{object_date_creation}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{object_options_hora_sa}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{object_options_consig1}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{object_options_consig2}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{object_options_tot_cajas}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{object_options_linea_gen_1}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{object_options_can_caj_prov1}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{object_options_linea_gen_2}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{object_options_can_caj_prov2}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{object_options_linea_gen_3}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{object_options_can_caj_prov3}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>{object_options_linea_gen_4}</text:p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>{object_options_can_caj_prov4}</text:p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{object_options_ord_sev}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{object_options_nro_vuelo}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{object_options_hora_sal}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{object_options_hora_lleg}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06T12:14:29.2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